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pt" officeooo:paragraph-rsid="003b27cf" style:font-name="Arial1" style:font-size-asian="10pt" style:font-size-complex="10pt"/>
    </style:style>
    <style:style style:family="paragraph" style:name="P2" style:parent-style-name="UrbanBody">
      <style:text-properties fo:font-size="10.5pt" style:font-name="Arial1" style:font-size-asian="10.5pt" style:font-size-complex="10.5pt"/>
    </style:style>
    <style:style style:family="paragraph" style:name="P3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4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2b6dba" style:font-name="Arial1" style:font-size-asian="9pt" style:font-size-complex="9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27cf" officeooo:rsid="002ab52c" style:font-name="Arial1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/>
      <style:text-properties fo:background-color="#ffff00" fo:font-size="11pt" fo:font-style="italic" fo:font-weight="normal" officeooo:paragraph-rsid="003b27cf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9" style:parent-style-name="UrbanTitle">
      <style:text-properties fo:font-size="14pt" officeooo:paragraph-rsid="003b27cf" style:font-name="Arial1" style:font-size-asian="14pt" style:font-size-complex="14pt"/>
    </style:style>
    <style:style style:family="paragraph" style:name="P10" style:parent-style-name="UrbanTitle">
      <style:text-properties fo:font-size="14pt" officeooo:paragraph-rsid="003b27cf" style:font-name="Arial1" style:font-size-asian="14pt" style:font-size-complex="14pt" style:text-underline-style="none"/>
    </style:style>
    <style:style style:family="paragraph" style:name="P11" style:parent-style-name="UrbanTitle">
      <style:text-properties fo:font-size="14pt" officeooo:paragraph-rsid="00363293" officeooo:rsid="00363293" style:font-name="Arial1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b27c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1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fo:background-color="#fff200" fo:color="#ce181e" loext:char-shading-value="0" officeooo:rsid="002ab52c"/>
    </style:style>
    <style:style style:family="text" style:name="T10">
      <style:text-properties officeooo:rsid="00362119"/>
    </style:style>
    <style:style style:family="text" style:name="T11">
      <style:text-properties officeooo:rsid="00394c6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0pt" style:font-name="Arial1" style:font-size-asian="10pt" style:font-size-complex="10pt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7">I<text:span text:style-name="T14">DGO4 - Direction générale opérationnelle </text:span></text:p>
            <text:p text:style-name="P1">Aménagement du Territoire, Logement, Patrimoine et Énergie</text:p>
            <text:p text:style-name="P1"><text:span text:style-name="T9">NOM</text:span> - Fonctionnaire Délégué</text:p>
            <text:p text:style-name="P6">ADRESSE</text:p>
            <text:p text:style-name="P6"/>
            <text:p text:style-name="P14">RECOMMANDÉ</text:p>
          </table:table-cell>
        </table:table-row>
      </table:table>
      <text:p text:style-name="P9"/>
      <text:p text:style-name="P10">Transmis<text:span text:style-name="T7">sion</text:span> <text:span text:style-name="T5">de compléments à</text:span></text:p>
      <text:p text:style-name="P11">une demande de permis unique</text:p>
      <text:p text:style-name="P8"/>
      <text:p text:style-name="P15"><text:span text:style-name="T4"/></text:p>
      <text:p text:style-name="P4"/>
      <text:p text:style-name="P2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8">onsieur le Fonctionnaire délégué</text:span>,</text:p>
      <text:p text:style-name="P2"/>
      <text:p text:style-name="P3">Conformément au prescrit <text:span text:style-name="T6">du Code de l'Environnement</text:span>, nous vous prions de trouver, sous ce pli, <text:span text:style-name="T8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8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pt" officeooo:paragraph-rsid="003b27cf" style:font-name="Arial1" style:font-size-asian="10pt" style:font-size-complex="10pt"/>
    </style:style>
    <style:style style:family="paragraph" style:name="P2" style:parent-style-name="UrbanBody">
      <style:text-properties fo:font-size="10.5pt" style:font-name="Arial1" style:font-size-asian="10.5pt" style:font-size-complex="10.5pt"/>
    </style:style>
    <style:style style:family="paragraph" style:name="P3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4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2b6dba" style:font-name="Arial1" style:font-size-asian="9pt" style:font-size-complex="9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27cf" officeooo:rsid="002ab52c" style:font-name="Arial1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/>
      <style:text-properties fo:background-color="#ffff00" fo:font-size="11pt" fo:font-style="italic" fo:font-weight="normal" officeooo:paragraph-rsid="003b27cf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9" style:parent-style-name="UrbanTitle">
      <style:text-properties fo:font-size="14pt" officeooo:paragraph-rsid="003b27cf" style:font-name="Arial1" style:font-size-asian="14pt" style:font-size-complex="14pt"/>
    </style:style>
    <style:style style:family="paragraph" style:name="P10" style:parent-style-name="UrbanTitle">
      <style:text-properties fo:font-size="14pt" officeooo:paragraph-rsid="003b27cf" style:font-name="Arial1" style:font-size-asian="14pt" style:font-size-complex="14pt" style:text-underline-style="none"/>
    </style:style>
    <style:style style:family="paragraph" style:name="P11" style:parent-style-name="UrbanTitle">
      <style:text-properties fo:font-size="14pt" officeooo:paragraph-rsid="00363293" officeooo:rsid="00363293" style:font-name="Arial1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b27c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1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fo:background-color="#fff200" fo:color="#ce181e" loext:char-shading-value="0" officeooo:rsid="002ab52c"/>
    </style:style>
    <style:style style:family="text" style:name="T10">
      <style:text-properties officeooo:rsid="00362119"/>
    </style:style>
    <style:style style:family="text" style:name="T11">
      <style:text-properties officeooo:rsid="00394c6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0pt" style:font-name="Arial1" style:font-size-asian="10pt" style:font-size-complex="10pt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7">I<text:span text:style-name="T14">DGO4 - Direction générale opérationnelle </text:span></text:p>
            <text:p text:style-name="P1">Aménagement du Territoire, Logement, Patrimoine et Énergie</text:p>
            <text:p text:style-name="P1"><text:span text:style-name="T9">NOM</text:span> - Fonctionnaire Délégué</text:p>
            <text:p text:style-name="P6">ADRESSE</text:p>
            <text:p text:style-name="P6"/>
            <text:p text:style-name="P14">RECOMMANDÉ</text:p>
          </table:table-cell>
        </table:table-row>
      </table:table>
      <text:p text:style-name="P9"/>
      <text:p text:style-name="P10">Transmis<text:span text:style-name="T7">sion</text:span> <text:span text:style-name="T5">de compléments à</text:span></text:p>
      <text:p text:style-name="P11">une demande de permis unique</text:p>
      <text:p text:style-name="P8"/>
      <text:p text:style-name="P15"><text:span text:style-name="T4"/></text:p>
      <text:p text:style-name="P4"/>
      <text:p text:style-name="P2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8">onsieur le Fonctionnaire délégué</text:span>,</text:p>
      <text:p text:style-name="P2"/>
      <text:p text:style-name="P3">Conformément au prescrit <text:span text:style-name="T6">du Code de l'Environnement</text:span>, nous vous prions de trouver, sous ce pli, <text:span text:style-name="T8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8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pt" officeooo:paragraph-rsid="003b27cf" style:font-name="Arial1" style:font-size-asian="10pt" style:font-size-complex="10pt"/>
    </style:style>
    <style:style style:family="paragraph" style:name="P2" style:parent-style-name="UrbanBody">
      <style:text-properties fo:font-size="10.5pt" style:font-name="Arial1" style:font-size-asian="10.5pt" style:font-size-complex="10.5pt"/>
    </style:style>
    <style:style style:family="paragraph" style:name="P3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4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2b6dba" style:font-name="Arial1" style:font-size-asian="9pt" style:font-size-complex="9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27cf" officeooo:rsid="002ab52c" style:font-name="Arial1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/>
      <style:text-properties fo:background-color="#ffff00" fo:font-size="11pt" fo:font-style="italic" fo:font-weight="normal" officeooo:paragraph-rsid="003b27cf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9" style:parent-style-name="UrbanTitle">
      <style:text-properties fo:font-size="14pt" officeooo:paragraph-rsid="003b27cf" style:font-name="Arial1" style:font-size-asian="14pt" style:font-size-complex="14pt"/>
    </style:style>
    <style:style style:family="paragraph" style:name="P10" style:parent-style-name="UrbanTitle">
      <style:text-properties fo:font-size="14pt" officeooo:paragraph-rsid="003b27cf" style:font-name="Arial1" style:font-size-asian="14pt" style:font-size-complex="14pt" style:text-underline-style="none"/>
    </style:style>
    <style:style style:family="paragraph" style:name="P11" style:parent-style-name="UrbanTitle">
      <style:text-properties fo:font-size="14pt" officeooo:paragraph-rsid="00363293" officeooo:rsid="00363293" style:font-name="Arial1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b27c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1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fo:background-color="#fff200" fo:color="#ce181e" loext:char-shading-value="0" officeooo:rsid="002ab52c"/>
    </style:style>
    <style:style style:family="text" style:name="T10">
      <style:text-properties officeooo:rsid="00362119"/>
    </style:style>
    <style:style style:family="text" style:name="T11">
      <style:text-properties officeooo:rsid="00394c6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0pt" style:font-name="Arial1" style:font-size-asian="10pt" style:font-size-complex="10pt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7">I<text:span text:style-name="T14">DGO4 - Direction générale opérationnelle </text:span></text:p>
            <text:p text:style-name="P1">Aménagement du Territoire, Logement, Patrimoine et Énergie</text:p>
            <text:p text:style-name="P1"><text:span text:style-name="T9">NOM</text:span> - Fonctionnaire Délégué</text:p>
            <text:p text:style-name="P6">ADRESSE</text:p>
            <text:p text:style-name="P6"/>
            <text:p text:style-name="P14">RECOMMANDÉ</text:p>
          </table:table-cell>
        </table:table-row>
      </table:table>
      <text:p text:style-name="P9"/>
      <text:p text:style-name="P10">Transmis<text:span text:style-name="T7">sion</text:span> <text:span text:style-name="T5">de compléments à</text:span></text:p>
      <text:p text:style-name="P11">une demande de permis unique</text:p>
      <text:p text:style-name="P8"/>
      <text:p text:style-name="P15"><text:span text:style-name="T4"/></text:p>
      <text:p text:style-name="P4"/>
      <text:p text:style-name="P2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8">onsieur le Fonctionnaire délégué</text:span>,</text:p>
      <text:p text:style-name="P2"/>
      <text:p text:style-name="P3">Conformément au prescrit <text:span text:style-name="T6">du Code de l'Environnement</text:span>, nous vous prions de trouver, sous ce pli, <text:span text:style-name="T8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8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pt" officeooo:paragraph-rsid="003b27cf" style:font-name="Arial1" style:font-size-asian="10pt" style:font-size-complex="10pt"/>
    </style:style>
    <style:style style:family="paragraph" style:name="P2" style:parent-style-name="UrbanBody">
      <style:text-properties fo:font-size="10.5pt" style:font-name="Arial1" style:font-size-asian="10.5pt" style:font-size-complex="10.5pt"/>
    </style:style>
    <style:style style:family="paragraph" style:name="P3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4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2b6dba" style:font-name="Arial1" style:font-size-asian="9pt" style:font-size-complex="9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0pt" fo:font-style="italic" fo:font-weight="normal" officeooo:paragraph-rsid="003b27cf" officeooo:rsid="002ab52c" style:font-name="Arial1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/>
      <style:text-properties fo:background-color="#ffff00" fo:font-size="11pt" fo:font-style="italic" fo:font-weight="normal" officeooo:paragraph-rsid="003b27cf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9" style:parent-style-name="UrbanTitle">
      <style:text-properties fo:font-size="14pt" officeooo:paragraph-rsid="003b27cf" style:font-name="Arial1" style:font-size-asian="14pt" style:font-size-complex="14pt"/>
    </style:style>
    <style:style style:family="paragraph" style:name="P10" style:parent-style-name="UrbanTitle">
      <style:text-properties fo:font-size="14pt" officeooo:paragraph-rsid="003b27cf" style:font-name="Arial1" style:font-size-asian="14pt" style:font-size-complex="14pt" style:text-underline-style="none"/>
    </style:style>
    <style:style style:family="paragraph" style:name="P11" style:parent-style-name="UrbanTitle">
      <style:text-properties fo:font-size="14pt" officeooo:paragraph-rsid="00363293" officeooo:rsid="00363293" style:font-name="Arial1" style:font-size-asian="14pt" style:font-size-complex="14pt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b27cf" style:font-name="Arial1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3b27c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text-properties fo:font-size="10.5pt" fo:font-weight="bold" style:font-name="Arial1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fo:background-color="#fff200" fo:color="#ce181e" loext:char-shading-value="0" officeooo:rsid="002ab52c"/>
    </style:style>
    <style:style style:family="text" style:name="T10">
      <style:text-properties officeooo:rsid="00362119"/>
    </style:style>
    <style:style style:family="text" style:name="T11">
      <style:text-properties officeooo:rsid="00394c6e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0pt" style:font-name="Arial1" style:font-size-asian="10pt" style:font-size-complex="10pt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2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7">I<text:span text:style-name="T14">DGO4 - Direction générale opérationnelle </text:span></text:p>
            <text:p text:style-name="P1">Aménagement du Territoire, Logement, Patrimoine et Énergie</text:p>
            <text:p text:style-name="P1"><text:span text:style-name="T9">NOM</text:span> - Fonctionnaire Délégué</text:p>
            <text:p text:style-name="P6">ADRESSE</text:p>
            <text:p text:style-name="P6"/>
            <text:p text:style-name="P14">RECOMMANDÉ</text:p>
          </table:table-cell>
        </table:table-row>
      </table:table>
      <text:p text:style-name="P9"/>
      <text:p text:style-name="P10">Transmis<text:span text:style-name="T7">sion</text:span> <text:span text:style-name="T5">de compléments à</text:span></text:p>
      <text:p text:style-name="P11">une demande de permis unique</text:p>
      <text:p text:style-name="P8"/>
      <text:p text:style-name="P15"><text:span text:style-name="T4"/></text:p>
      <text:p text:style-name="P4"/>
      <text:p text:style-name="P2"><office:annotation><dc:creator>Gauthier Bastien</dc:creator><dc:date>2011-02-16T16:12:24</dc:date><text:p text:style-name="P16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6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8">onsieur le Fonctionnaire délégué</text:span>,</text:p>
      <text:p text:style-name="P2"/>
      <text:p text:style-name="P3">Conformément au prescrit <text:span text:style-name="T6">du Code de l'Environnement</text:span>, nous vous prions de trouver, sous ce pli, <text:span text:style-name="T8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8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54.878160840</dc:date>
    <dc:language>fr-FR</dc:language>
    <meta:editing-cycles>116</meta:editing-cycles>
    <meta:editing-duration>P1DT9H24M55S</meta:editing-duration>
    <meta:document-statistic meta:table-count="1" meta:image-count="0" meta:object-count="0" meta:page-count="1" meta:paragraph-count="17" meta:word-count="128" meta:character-count="983" meta:non-whitespace-character-count="891"/>
    <meta:user-defined meta:name="Info 1"/>
    <meta:user-defined meta:name="Info 2"/>
    <meta:user-defined meta:name="Info 3"/>
    <meta:user-defined meta:name="Info 4"/>
  </office:meta>
</office:document-meta>
</file>